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10.14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144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144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144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144cm" svg:y="4.0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4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44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644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644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644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6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6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6cm" svg:y="5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6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17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176cm" svg:y="5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5.0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7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17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67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676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676cm" svg:y="5.0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67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67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192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192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192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19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192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692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692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692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69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692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08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08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08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08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14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64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17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67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19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69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0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4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4.544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4.544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4.544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4.544cm" svg:y="4.0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4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44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044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044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044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56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6cm" svg:y="5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56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5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5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0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06cm" svg:y="5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06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0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0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57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576cm" svg:y="5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76cm" svg:y="5.0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57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57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07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076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076cm" svg:y="5.0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7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76cm" svg:y="4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592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592cm" svg:y="5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592cm" svg:y="5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59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592cm" svg:y="4.05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56cm" svg:y1="6.588cm" svg:x2="8.112cm" svg:y2="4.048cm">
          <text:p/>
        </draw:line>
        <draw:line draw:style-name="gr3" draw:text-style-name="P2" draw:layer="layout" svg:x1="10.156cm" svg:y1="6.588cm" svg:x2="14.728cm" svg:y2="3.54cm">
          <text:p/>
        </draw:line>
        <draw:custom-shape draw:style-name="gr4" draw:text-style-name="P3" draw:layer="layout" svg:width="0.203cm" svg:height="0.203cm" svg:x="11.566cm" svg:y="5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03cm" svg:height="0.203cm" svg:x="13.09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11T18:09:06.077961038</meta:creation-date>
    <dc:date>2022-09-11T18:49:21.968989841</dc:date>
    <meta:editing-duration>PT30M4S</meta:editing-duration>
    <meta:editing-cycles>1</meta:editing-cycles>
    <meta:document-statistic meta:object-count="93"/>
    <meta:generator>LibreOffice/7.1.3.2$MacOSX_X86_64 LibreOffice_project/47f78053abe362b9384784d31a6e56f8511eb1c1</meta:generator>
  </office:meta>
</office:document-meta>
</file>